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1" style:family="table">
      <style:table-properties style:width="6.7188in" fo:margin-left="-0.0167in" table:align="left"/>
    </style:style>
    <style:style style:name="Taula1.A" style:family="table-column">
      <style:table-column-properties style:column-width="0.8854in"/>
    </style:style>
    <style:style style:name="Taula1.B" style:family="table-column">
      <style:table-column-properties style:column-width="1.0208in"/>
    </style:style>
    <style:style style:name="Taula1.C" style:family="table-column">
      <style:table-column-properties style:column-width="4.8125in"/>
    </style:style>
    <style:style style:name="Taula1.A1" style:family="table-cell">
      <style:table-cell-properties fo:padding="0.0382in" fo:border-left="0.05pt solid #000000" fo:border-right="none" fo:border-top="0.05pt solid #000000" fo:border-bottom="0.05pt solid #000000"/>
    </style:style>
    <style:style style:name="Taula1.C1" style:family="table-cell">
      <style:table-cell-properties fo:padding="0.0382in" fo:border="0.05pt solid #000000"/>
    </style:style>
    <style:style style:name="Taula1.A2" style:family="table-cell">
      <style:table-cell-properties fo:padding="0.0382in" fo:border-left="0.05pt solid #000000" fo:border-right="none" fo:border-top="none" fo:border-bottom="0.05pt solid #000000"/>
    </style:style>
    <style:style style:name="Taula1.C2" style:family="table-cell">
      <style:table-cell-properties fo:padding="0.0382in" fo:border-left="0.05pt solid #000000" fo:border-right="0.05pt solid #000000" fo:border-top="none" fo:border-bottom="0.05pt solid #000000"/>
    </style:style>
    <style:style style:name="Taula2" style:family="table">
      <style:table-properties style:width="6.6931in" table:align="margins"/>
    </style:style>
    <style:style style:name="Taula2.A" style:family="table-column">
      <style:table-column-properties style:column-width="0.9271in" style:rel-column-width="9078*"/>
    </style:style>
    <style:style style:name="Taula2.B" style:family="table-column">
      <style:table-column-properties style:column-width="1.3021in" style:rel-column-width="12750*"/>
    </style:style>
    <style:style style:name="Taula2.C" style:family="table-column">
      <style:table-column-properties style:column-width="4.4639in" style:rel-column-width="43707*"/>
    </style:style>
    <style:style style:name="Taula2.A1" style:family="table-cell">
      <style:table-cell-properties fo:padding="0.0382in" fo:border-left="0.05pt solid #000000" fo:border-right="none" fo:border-top="0.05pt solid #000000" fo:border-bottom="0.05pt solid #000000"/>
    </style:style>
    <style:style style:name="Taula2.C1" style:family="table-cell">
      <style:table-cell-properties fo:padding="0.0382in" fo:border="0.05pt solid #000000"/>
    </style:style>
    <style:style style:name="Taula2.A2" style:family="table-cell">
      <style:table-cell-properties fo:padding="0.0382in" fo:border-left="0.05pt solid #000000" fo:border-right="none" fo:border-top="none" fo:border-bottom="0.05pt solid #000000"/>
    </style:style>
    <style:style style:name="Taula2.C2" style:family="table-cell">
      <style:table-cell-properties fo:padding="0.0382in" fo:border-left="0.05pt solid #000000" fo:border-right="0.05pt solid #000000" fo:border-top="none" fo:border-bottom="0.05pt solid #000000"/>
    </style:style>
    <style:style style:name="P1" style:family="paragraph" style:parent-style-name="First_20_line_20_indent">
      <style:paragraph-properties fo:margin-left="0in" fo:margin-right="0in" fo:text-indent="0in" style:auto-text-indent="false"/>
      <style:text-properties fo:language="es" fo:country="ES"/>
    </style:style>
    <style:style style:name="P2" style:family="paragraph" style:parent-style-name="First_20_line_20_indent">
      <style:paragraph-properties fo:margin-left="0in" fo:margin-right="0in" fo:text-align="justify" style:justify-single-word="false" fo:text-indent="0in" style:auto-text-indent="false"/>
      <style:text-properties fo:language="es" fo:country="ES"/>
    </style:style>
    <style:style style:name="P3" style:family="paragraph" style:parent-style-name="First_20_line_20_indent">
      <style:paragraph-properties fo:margin-left="0in" fo:margin-right="0in" fo:text-indent="0in" style:auto-text-indent="false"/>
      <style:text-properties fo:language="es" fo:country="ES" style:text-underline-style="solid" style:text-underline-width="auto" style:text-underline-color="font-color"/>
    </style:style>
    <style:style style:name="P4" style:family="paragraph" style:parent-style-name="First_20_line_20_indent">
      <style:paragraph-properties fo:margin-left="0in" fo:margin-right="0in" fo:text-align="justify" style:justify-single-word="false" fo:text-indent="0in" style:auto-text-indent="false"/>
      <style:text-properties fo:language="es" fo:country="ES" style:text-underline-style="solid" style:text-underline-width="auto" style:text-underline-color="font-color"/>
    </style:style>
    <style:style style:name="P5" style:family="paragraph" style:parent-style-name="First_20_line_20_indent">
      <style:paragraph-properties fo:margin-left="0in" fo:margin-right="0in" fo:text-align="justify" style:justify-single-word="false" fo:text-indent="0in" style:auto-text-indent="false"/>
      <style:text-properties fo:language="es" fo:country="ES" style:text-underline-style="solid" style:text-underline-width="auto" style:text-underline-color="font-color" fo:font-weight="bold" style:font-weight-asian="bold" style:font-weight-complex="bold"/>
    </style:style>
    <style:style style:name="P6" style:family="paragraph" style:parent-style-name="First_20_line_20_indent">
      <style:paragraph-properties fo:margin-left="0in" fo:margin-right="0in" fo:text-indent="0in" style:auto-text-indent="false" fo:break-before="page"/>
      <style:text-properties fo:language="es" fo:country="ES" style:text-underline-style="solid" style:text-underline-width="auto" style:text-underline-color="font-color"/>
    </style:style>
    <style:style style:name="P7" style:family="paragraph" style:parent-style-name="Table_20_Contents">
      <style:text-properties fo:language="es" fo:country="ES"/>
    </style:style>
    <style:style style:name="P8" style:family="paragraph" style:parent-style-name="Table_20_Contents">
      <style:text-properties fo:language="es" fo:country="ES" fo:font-weight="bold" style:font-weight-asian="bold" style:font-weight-complex="bold"/>
    </style:style>
    <style:style style:name="P9" style:family="paragraph" style:parent-style-name="First_20_line_20_indent" style:list-style-name="L1">
      <style:paragraph-properties fo:margin-left="0in" fo:margin-right="0in" fo:text-indent="0in" style:auto-text-indent="false"/>
      <style:text-properties fo:language="es" fo:country="ES"/>
    </style:style>
    <style:style style:name="P10" style:family="paragraph" style:parent-style-name="First_20_line_20_indent" style:list-style-name="L1">
      <style:paragraph-properties fo:text-align="justify" style:justify-single-word="false"/>
      <style:text-properties fo:language="es" fo:country="ES"/>
    </style:style>
    <style:style style:name="P11" style:family="paragraph" style:parent-style-name="First_20_line_20_indent" style:list-style-name="L1">
      <style:text-properties fo:language="es" fo:country="ES"/>
    </style:style>
    <style:style style:name="P12" style:family="paragraph" style:parent-style-name="Heading_20_1">
      <style:paragraph-properties fo:break-before="page"/>
      <style:text-properties fo:language="es" fo:country="ES"/>
    </style:style>
    <style:style style:name="P13" style:family="paragraph" style:parent-style-name="Heading_20_2">
      <style:text-properties fo:language="es" fo:country="ES"/>
    </style:style>
    <style:style style:name="P14" style:family="paragraph" style:parent-style-name="Heading_20_2">
      <style:paragraph-properties fo:text-align="justify" style:justify-single-word="false"/>
      <style:text-properties fo:language="es" fo:country="ES"/>
    </style:style>
    <style:style style:name="T1" style:family="text">
      <style:text-properties officeooo:rsid="0020f563"/>
    </style:style>
    <style:style style:name="T2" style:family="text">
      <style:text-properties officeooo:rsid="0015d0cd"/>
    </style:style>
    <style:style style:name="T3" style:family="text">
      <style:text-properties fo:font-style="italic" style:font-style-asian="italic" style:font-style-complex="italic"/>
    </style:style>
    <style:style style:name="T4" style:family="text">
      <style:text-properties officeooo:rsid="001b7757"/>
    </style:style>
    <style:style style:name="T5" style:family="text">
      <style:text-properties officeooo:rsid="001d0006"/>
    </style:style>
    <style:style style:name="T6" style:family="text">
      <style:text-properties fo:background-color="transparent" loext:char-shading-value="0"/>
    </style:style>
    <style:style style:name="T7" style:family="text">
      <style:text-properties officeooo:rsid="0019b9f1" fo:background-color="transparent" loext:char-shading-value="0"/>
    </style:style>
    <style:style style:name="T8" style:family="text">
      <style:text-properties officeooo:rsid="0014a306"/>
    </style:style>
    <style:style style:name="T9" style:family="text">
      <style:text-properties officeooo:rsid="00170574"/>
    </style:style>
    <style:style style:name="T10" style:family="text">
      <style:text-properties officeooo:rsid="0017222b"/>
    </style:style>
    <style:style style:name="T11" style:family="text">
      <style:text-properties officeooo:rsid="0019b9f1"/>
    </style:style>
    <style:style style:name="T12" style:family="text">
      <style:text-properties officeooo:rsid="001a3682"/>
    </style:style>
    <style:style style:name="T13" style:family="text">
      <style:text-properties officeooo:rsid="001c6974"/>
    </style:style>
    <style:style style:name="T14" style:family="text">
      <style:text-properties officeooo:rsid="001fd615"/>
    </style:style>
    <style:style style:name="T15" style:family="text">
      <style:text-properties officeooo:rsid="00282c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plicación para transferencia de ficheros</text:h>
      <text:p text:style-name="P1"/>
      <text:h text:style-name="P13" text:outline-level="2">Descripción:</text:h>
      <text:p text:style-name="P2">Esta aplicación dará la posibilidad <text:span text:style-name="T1">de consultar los ficheros disponibles en un servidor; </text:span><text:s/>bajar <text:span text:style-name="T1">uno de esos ficheros</text:span>, o borrar<text:span text:style-name="T1">lo</text:span>. Para poder borrar un <text:span text:style-name="T1">fichero</text:span> existente en el servidor, el usuario tendrá que estar autenticado. Sin embargo, cualquiera podrá bajarse un fichero utilizando para ello un usuario especial “anonimous” que acepta cualquier cosa como clave de paso (<text:span text:style-name="T3">password</text:span>). Todos los ficheros estarán ubicados en la carpeta de trabajo del servidor y no habrá opción de gestión de carpetas. La aplicación usará TCP como protocolo de transporte.</text:p>
      <text:h text:style-name="P14" text:outline-level="2">Protocolo:</text:h>
      <text:p text:style-name="P5">Sint<text:span text:style-name="T8">a</text:span>xis y semántica:</text:p>
      <text:p text:style-name="P2">Todos los comandos, respuestas y parámetros serán cadenas de caracteres ASCII. Los ficheros, sin embargo, podrán contener cualquier tipo de datos. Todos los comandos serán de 4 caracteres y las respuestas de 2. Los parámetros irán seguidos de los comandos <text:span text:style-name="T14">y las respuestas</text:span>, sin ningún tipo de separación.</text:p>
      <text:p text:style-name="P2">En general, para indicar el fin del mensaje (comando <text:span text:style-name="T9">o</text:span> respuesta) se utilizará el carácter de salto de línea. Como este carácter es diferente según el sistema operativo, utilizaremos el mismo estándar definido por <text:span text:style-name="T3">Telnet</text:span>, es decir, los bytes 13 y 10 (0x0D 0x0A <text:span text:style-name="T9">o</text:span> también conocidos como CR+LF, <text:span text:style-name="T9">o</text:span> los caracteres '\r' y '\n' del lenguaje de programación C).</text:p>
      <text:p text:style-name="P2">A continuación se realizan una serie de aclaraciones respecto a la sintaxis utilizada en este protocolo:</text:p>
      <text:list xml:id="list1913109962" text:style-name="L1">
        <text:list-item>
          <text:p text:style-name="P10">En todos los mensajes donde no se envía el contenido de un fichero habrá que añadir un salto de línea al final del mensaje.</text:p>
        </text:list-item>
        <text:list-item>
          <text:p text:style-name="P10"><text:span text:style-name="T5">Cuando el servidor responda enviando</text:span> una lista de ficheros, <text:span text:style-name="T5">el mensaje </text:span>deberá seguir el siguiente formato:</text:p>
          <text:list>
            <text:list-item>
              <text:p text:style-name="P10">Después de <text:span text:style-name="T5">la respuesta</text:span> y antes de la lista de ficheros deberá haber un salto de línea.</text:p>
            </text:list-item>
            <text:list-item>
              <text:p text:style-name="P11">La lista se dividirá en varias líneas. Cada línea contendrá la información de un único fichero en el siguiente formato: primero el nombre del fichero, luego el carácter '?' como separador, y finalmente el tamaño del fichero (en bytes) en formato ASCII.</text:p>
            </text:list-item>
            <text:list-item>
              <text:p text:style-name="P10">Para indicar el final de este mensaje también habrá que usar un salto de línea, por lo que la lista finalizará con una línea vacía.</text:p>
            </text:list-item>
          </text:list>
        </text:list-item>
        <text:list-item>
          <text:p text:style-name="P10">Los mensajes que envían el contenido de un fichero deberán llevar un salto de línea después de <text:span text:style-name="T1">la</text:span> respuesta (OK) y antes del contenido del fichero.</text:p>
          <text:p text:style-name="P9"/>
        </text:list-item>
      </text:list>
      <text:p text:style-name="P3"/>
      <text:p text:style-name="P6"/>
      <text:p text:style-name="P3">Comandos:</text:p>
      <table:table table:name="Taula1" table:style-name="Taula1">
        <table:table-column table:style-name="Taula1.A"/>
        <table:table-column table:style-name="Taula1.B"/>
        <table:table-column table:style-name="Taula1.C"/>
        <table:table-row>
          <table:table-cell table:style-name="Taula1.A1" office:value-type="string">
            <text:p text:style-name="P8">Comando</text:p>
          </table:table-cell>
          <table:table-cell table:style-name="Taula1.A1" office:value-type="string">
            <text:p text:style-name="P8">Parámetros</text:p>
          </table:table-cell>
          <table:table-cell table:style-name="Taula1.C1" office:value-type="string">
            <text:p text:style-name="P8">Descripción/ Semántica</text:p>
          </table:table-cell>
        </table:table-row>
        <table:table-row>
          <table:table-cell table:style-name="Taula1.A2" office:value-type="string">
            <text:p text:style-name="P7">USER</text:p>
          </table:table-cell>
          <table:table-cell table:style-name="Taula1.A2" office:value-type="string">
            <text:p text:style-name="P7">Usuario</text:p>
          </table:table-cell>
          <table:table-cell table:style-name="Taula1.C2" office:value-type="string">
            <text:p text:style-name="P7">Solicitud de apertura de sesión. Identificación del usuario.</text:p>
          </table:table-cell>
        </table:table-row>
        <table:table-row>
          <table:table-cell table:style-name="Taula1.A2" office:value-type="string">
            <text:p text:style-name="P7">PASS</text:p>
          </table:table-cell>
          <table:table-cell table:style-name="Taula1.A2" office:value-type="string">
            <text:p text:style-name="P7">Clave de paso</text:p>
          </table:table-cell>
          <table:table-cell table:style-name="Taula1.C2" office:value-type="string">
            <text:p text:style-name="P7">Autenticación del usuario.</text:p>
          </table:table-cell>
        </table:table-row>
        <table:table-row>
          <table:table-cell table:style-name="Taula1.A2" office:value-type="string">
            <text:p text:style-name="P7">LIST</text:p>
          </table:table-cell>
          <table:table-cell table:style-name="Taula1.A2" office:value-type="string">
            <text:p text:style-name="P7"/>
          </table:table-cell>
          <table:table-cell table:style-name="Taula1.C2" office:value-type="string">
            <text:p text:style-name="P7">Solicitud de listado de ficheros.</text:p>
          </table:table-cell>
        </table:table-row>
        <table:table-row>
          <table:table-cell table:style-name="Taula1.A2" office:value-type="string">
            <text:p text:style-name="P7">DOWN</text:p>
          </table:table-cell>
          <table:table-cell table:style-name="Taula1.A2" office:value-type="string">
            <text:p text:style-name="P7">Nom_fichero</text:p>
          </table:table-cell>
          <table:table-cell table:style-name="Taula1.C2" office:value-type="string">
            <text:p text:style-name="P7">Solicitud de descarga de fichero del servidor.</text:p>
          </table:table-cell>
        </table:table-row>
        <table:table-row>
          <table:table-cell table:style-name="Taula1.A2" office:value-type="string">
            <text:p text:style-name="P7">DOW2</text:p>
          </table:table-cell>
          <table:table-cell table:style-name="Taula1.A2" office:value-type="string">
            <text:p text:style-name="P7"/>
          </table:table-cell>
          <table:table-cell table:style-name="Taula1.C2" office:value-type="string">
            <text:p text:style-name="P7">Confirmación de descarga de fichero del servidor.</text:p>
          </table:table-cell>
        </table:table-row>
        <table:table-row>
          <table:table-cell table:style-name="Taula1.A2" office:value-type="string">
            <text:p text:style-name="P7">DELE</text:p>
          </table:table-cell>
          <table:table-cell table:style-name="Taula1.A2" office:value-type="string">
            <text:p text:style-name="P7">Nom_fichero</text:p>
          </table:table-cell>
          <table:table-cell table:style-name="Taula1.C2" office:value-type="string">
            <text:p text:style-name="P7">Solicitud para borrar un fichero del servidor.</text:p>
          </table:table-cell>
        </table:table-row>
        <table:table-row>
          <table:table-cell table:style-name="Taula1.A2" office:value-type="string">
            <text:p text:style-name="P7">EXIT</text:p>
          </table:table-cell>
          <table:table-cell table:style-name="Taula1.A2" office:value-type="string">
            <text:p text:style-name="P7"/>
          </table:table-cell>
          <table:table-cell table:style-name="Taula1.C2" office:value-type="string">
            <text:p text:style-name="P7">Solicitud de cierre de sesión.</text:p>
          </table:table-cell>
        </table:table-row>
      </table:table>
      <text:p text:style-name="P1"/>
      <text:p text:style-name="P3">Respuestas:</text:p>
      <table:table table:name="Taula2" table:style-name="Taula2">
        <table:table-column table:style-name="Taula2.A"/>
        <table:table-column table:style-name="Taula2.B"/>
        <table:table-column table:style-name="Taula2.C"/>
        <table:table-row>
          <table:table-cell table:style-name="Taula2.A1" office:value-type="string">
            <text:p text:style-name="P8">Respuesta</text:p>
          </table:table-cell>
          <table:table-cell table:style-name="Taula2.A1" office:value-type="string">
            <text:p text:style-name="P8">Parámetros</text:p>
          </table:table-cell>
          <table:table-cell table:style-name="Taula2.C1" office:value-type="string">
            <text:p text:style-name="P8">Descripción/ Semántica</text:p>
          </table:table-cell>
        </table:table-row>
        <table:table-row>
          <table:table-cell table:style-name="Taula2.A2" office:value-type="string">
            <text:p text:style-name="P7">OK</text:p>
          </table:table-cell>
          <table:table-cell table:style-name="Taula2.A2" office:value-type="string">
            <text:p text:style-name="P7">Lista_ficheros <text:span text:style-name="T10">o</text:span></text:p>
            <text:p text:style-name="P7">Fichero <text:span text:style-name="T10">o</text:span></text:p>
            <text:p text:style-name="P7">Tamaño_fichero <text:span text:style-name="T10">o</text:span></text:p>
            <text:p text:style-name="P7">nada</text:p>
          </table:table-cell>
          <table:table-cell table:style-name="Taula2.C2" office:value-type="string">
            <text:p text:style-name="P7">Respuesta positiva. Todo ha ido correctamente.</text:p>
            <text:p text:style-name="P7"/>
          </table:table-cell>
        </table:table-row>
        <table:table-row>
          <table:table-cell table:style-name="Taula2.A2" office:value-type="string">
            <text:p text:style-name="P7">ER</text:p>
          </table:table-cell>
          <table:table-cell table:style-name="Taula2.A2" office:value-type="string">
            <text:p text:style-name="P7">Código de error</text:p>
          </table:table-cell>
          <table:table-cell table:style-name="Taula2.C2" office:value-type="string">
            <text:p text:style-name="P7">Respuesta negativa. Ha habido algún problema.</text:p>
          </table:table-cell>
        </table:table-row>
      </table:table>
      <text:p text:style-name="P1"/>
      <text:p text:style-name="P5">Procedimientos:</text:p>
      <text:p text:style-name="P2">Después de haberse establecido la conexión TCP entre cliente y servidor, será el cliente el que tome la iniciativa y lo único que podrá hacer es solicitar la apertura de sesión identificando al usuario, por tanto, USER es el único comando que puede enviar.</text:p>
      <text:p text:style-name="P2">En cualquier momento el servidor puede recibir un comando que no espera o un comando desconocido. En estos casos, el servidor deberá responder con el código de error<text:span text:style-name="T6"> 1 y</text:span> todo procedimiento que hubiera sido comenzado será cancelado. Sin embargo, este tipo de error no supondrá el cierre de la sesión abierta.</text:p>
      <text:p text:style-name="P2"/>
      <text:p text:style-name="P4">Apertura de sesión</text:p>
      <text:p text:style-name="P2">El cliente enviará el comando USER seguido de la cuenta de usuario. Si el usuario no es conocido, el servidor <text:span text:style-name="T11">responderá de forma negativa con el</text:span> código de erro<text:span text:style-name="T6">r 2. E</text:span>n caso contrario, <text:span text:style-name="T13">envia</text:span>rá una respuesta positiva sin pa<text:span text:style-name="T11">rá</text:span>metros. En caso de error, el usuario <text:span text:style-name="T11">podrá volver a enviar el comando USER a través de la misma conexión</text:span> <text:span text:style-name="T9">o</text:span>, si no, cerrar ésta.</text:p>
      <text:p text:style-name="P2">Si la respuesta ha sido positiva, el cliente tendrá que enviar el comando PASS con la clave de paso del usuario (<text:span text:style-name="T3">password</text:span>). Si el <text:span text:style-name="T3">password </text:span>no es correcto, el servidor <text:span text:style-name="T11">enviará una respuesta negativa con</text:span> el código de erro<text:span text:style-name="T6">r 3 y </text:span><text:span text:style-name="T7">el procedimiento volverá al principio. Es decir, el </text:span>usua<text:span text:style-name="T11">r</text:span>io <text:span text:style-name="T11">podrá enviar el comando USER</text:span> <text:span text:style-name="T9">o</text:span> cerrar la conexión con el servidor. Si todo ha ido bien el servidor <text:span text:style-name="T13">enviará</text:span> una respuesta positiva y la sesión de aplicación se considerará abierta, con lo que, de aquí en adelante, el resto de comandos podrán ser enviados (nunca ya USER y PASS).</text:p>
      <text:p text:style-name="P2"/>
      <text:p text:style-name="P4">Cierre de sesión</text:p>
      <text:p text:style-name="P2">El cliente podrá solicitar el cierre de la sesión de aplicación enviando el comando EXIT. El servidor está dispuesto a aceptar este comando en cualquier momento y responderá siempre de forma positiva. En todos los casos, la sesión se dará por cerrada y ambos extremos cerrarán la conexión TCP abierta.</text:p>
      <text:p text:style-name="P2"/>
      <text:p text:style-name="P4">Solicitud de listado de ficheros</text:p>
      <text:p text:style-name="P2">Para conocer la lista de ficheros disponibles en el servidor, el cliente enviará el comando LIST. En <text:soft-page-break/>caso de que hubiera cualquier problema el servidor responderá con <text:span text:style-name="T12">una respuesta negativa y </text:span>el código de error<text:span text:style-name="T6"> 4 y</text:span>, si no, con una respuesta positiva y la lista de ficheros siguiendo las normas indicadas anteriormente.</text:p>
      <text:p text:style-name="P2"/>
      <text:p text:style-name="P4">Solicitud de descarga de fichero del servidor</text:p>
      <text:p text:style-name="P2">El cliente enviará el comando DOWN <text:span text:style-name="T4">y </text:span>el nombre del fichero que quiere descargar. Si el servidor no encuentra el fichero, responderá <text:span text:style-name="T4">de forma negativa </text:span>con el código de error<text:span text:style-name="T6"> 5. S</text:span>i todo ha ido bien, la respuesta será positiva indicando el tamaño en bytes del fichero solicitado.</text:p>
      <text:p text:style-name="P2">El cliente, si todo ha ido bien, confirmará su solicitud con el comando DOW2 y el servidor responderá con una respuesta positiva seguida del contenido del fichero solicitado. En caso de que haya algún error <text:span text:style-name="T4">enviará una respuesta negativa con</text:span> el código de error 6.</text:p>
      <text:p text:style-name="P2"/>
      <text:p text:style-name="P4">Solicitud de borrado de fichero en el servidor</text:p>
      <text:p text:style-name="P2">El cliente enviará el comando DELE seguido del nombre del fichero a borrar. Si el usuario es anónimo, la operación será cancelada <text:span text:style-name="T4">respondiendo negativamente con</text:span> el código de error 7. En caso de cualquier otro error el servidor <text:span text:style-name="T4">responderá con</text:span> el código de error <text:span text:style-name="T15">8</text:span>. En caso de que todo sea correcto, <text:span text:style-name="T13">enviará</text:span> una respuesta positiv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u"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u"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bai </meta:initial-creator>
    <meta:creation-date>2011-07-01T16:35:12</meta:creation-date>
    <dc:date>2022-10-20T13:02:13.665463591</dc:date>
    <dc:creator>Txus Pérez</dc:creator>
    <meta:editing-duration>P2DT20H26M29S</meta:editing-duration>
    <meta:editing-cycles>61</meta:editing-cycles>
    <meta:generator>LibreOffice/6.0.7.3$Linux_X86_64 LibreOffice_project/00m0$Build-3</meta:generator>
    <meta:document-statistic meta:table-count="2" meta:image-count="0" meta:object-count="0" meta:page-count="3" meta:paragraph-count="65" meta:word-count="1004" meta:character-count="6003" meta:non-whitespace-character-count="5069"/>
  </office:meta>
</office:document-meta>
</file>